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33.008cm" fo:margin-left="0cm" table:align="left"/>
    </style:style>
    <style:style style:name="Таблица1.A" style:family="table-column">
      <style:table-column-properties style:column-width="3.201cm"/>
    </style:style>
    <style:style style:name="Таблица1.B" style:family="table-column">
      <style:table-column-properties style:column-width="14.896cm"/>
    </style:style>
    <style:style style:name="Таблица1.C" style:family="table-column">
      <style:table-column-properties style:column-width="14.9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2" style:family="table-row">
      <style:table-row-properties style:min-row-height="9.716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9.663cm"/>
    </style:style>
    <style:style style:name="Таблица2" style:family="table">
      <style:table-properties style:width="3.0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2.A" style:family="table-column">
      <style:table-column-properties style:column-width="0.751cm" style:rel-column-width="16383*"/>
    </style:style>
    <style:style style:name="Таблица2.D" style:family="table-column">
      <style:table-column-properties style:column-width="0.751cm" style:rel-column-width="16386*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9" style:family="table-row">
      <style:table-row-properties fo:background-color="transparent" fo:keep-together="auto">
        <style:background-image/>
      </style:table-row-properties>
    </style:style>
    <style:style style:name="Таблица2.B9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Preformatted_20_Text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Preformatted_20_Text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5a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Preformatted_20_Text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1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1a2" officeooo:paragraph-rsid="001501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paragraph-rsid="001102ea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text-properties fo:font-size="9pt" style:font-size-asian="9pt" style:font-size-complex="9pt"/>
    </style:style>
    <style:style style:name="P7" style:family="paragraph" style:parent-style-name="Preformatted_20_Text">
      <style:text-properties fo:font-size="9pt" officeooo:paragraph-rsid="001315b6" style:font-size-asian="9pt" style:font-size-complex="9pt"/>
    </style:style>
    <style:style style:name="P8" style:family="paragraph" style:parent-style-name="Preformatted_20_Text">
      <style:text-properties fo:font-size="9pt" fo:language="uk" fo:country="UA" officeooo:paragraph-rsid="001315b6" style:font-size-asian="9pt" style:font-size-complex="9pt"/>
    </style:style>
    <style:style style:name="P9" style:family="paragraph" style:parent-style-name="Preformatted_20_Text">
      <style:text-properties fo:font-size="9pt" fo:font-style="italic" style:font-size-asian="9pt" style:font-style-asian="italic" style:font-size-complex="9pt" style:font-style-complex="italic"/>
    </style:style>
    <style:style style:name="P1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7pt" officeooo:paragraph-rsid="001102ea" style:font-size-asian="7pt" style:font-size-complex="7pt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7pt" officeooo:paragraph-rsid="001102ea" style:font-size-asian="7pt" style:font-size-complex="7pt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e6e6e6" fo:font-size="7pt" officeooo:paragraph-rsid="001102ea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6f22b" officeooo:paragraph-rsid="0016f2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35a4d" officeooo:paragraph-rsid="00135a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9626a" officeooo:paragraph-rsid="00196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5a4d" officeooo:paragraph-rsid="00135a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1a2" officeooo:paragraph-rsid="001501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35a4d" officeooo:paragraph-rsid="00135a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501a2" officeooo:paragraph-rsid="001501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Preformatted_20_Text">
      <style:text-properties fo:color="#168253" fo:font-size="9pt" style:font-size-asian="9pt" style:font-size-complex="9pt"/>
    </style:style>
    <style:style style:name="P22" style:family="paragraph" style:parent-style-name="Preformatted_20_Text">
      <style:text-properties fo:font-size="9pt" fo:font-weight="bold" officeooo:paragraph-rsid="001315b6" style:font-size-asian="9pt" style:font-weight-asian="bold" style:font-size-complex="9pt" style:font-weight-complex="bold"/>
    </style:style>
    <style:style style:name="P23" style:family="paragraph" style:parent-style-name="Preformatted_20_Text">
      <style:text-properties fo:color="#65676a" fo:font-size="9pt" fo:language="uk" fo:country="UA" fo:font-style="italic" fo:font-weight="bold" officeooo:rsid="001102ea" officeooo:paragraph-rsid="001102ea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7410f" officeooo:paragraph-rsid="00174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language="uk" fo:country="UA" officeooo:rsid="001315b6"/>
    </style:style>
    <style:style style:name="T2" style:family="text">
      <style:text-properties fo:language="uk" fo:country="UA" fo:font-style="italic" officeooo:rsid="001315b6" style:font-style-asian="italic" style:font-style-complex="italic"/>
    </style:style>
    <style:style style:name="T3" style:family="text">
      <style:text-properties fo:language="uk" fo:country="UA" fo:font-style="italic" officeooo:rsid="00124b74" style:font-style-asian="italic" style:font-style-complex="italic"/>
    </style:style>
    <style:style style:name="T4" style:family="text">
      <style:text-properties fo:color="#be91bd" fo:font-style="italic"/>
    </style:style>
    <style:style style:name="T5" style:family="text">
      <style:text-properties fo:color="#bec0c2"/>
    </style:style>
    <style:style style:name="T6" style:family="text">
      <style:text-properties fo:color="#509abe"/>
    </style:style>
    <style:style style:name="T7" style:family="text">
      <style:text-properties fo:color="#e6e6e6"/>
    </style:style>
    <style:style style:name="T8" style:family="text">
      <style:text-properties fo:color="#23baf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5983b0"/>
    </style:style>
    <style:style style:name="T12" style:family="text">
      <style:text-properties fo:color="#5983b0" fo:font-style="italic" style:font-style-asian="italic" style:font-style-complex="italic"/>
    </style:style>
    <style:style style:name="T13" style:family="text">
      <style:text-properties fo:color="#5983b0" style:font-name="Liberation Mono" fo:font-style="italic" officeooo:rsid="0014bb53" style:font-name-asian="NSimSun1" style:font-style-asian="italic" style:font-name-complex="Liberation Mono" style:font-style-complex="italic"/>
    </style:style>
    <style:style style:name="T14" style:family="text">
      <style:text-properties fo:color="#168253"/>
    </style:style>
    <style:style style:name="T15" style:family="text">
      <style:text-properties fo:color="#168253" style:font-name="Liberation Mono" fo:font-style="italic" style:font-name-asian="NSimSun1" style:font-style-asian="italic" style:font-name-complex="Liberation Mono" style:font-style-complex="italic"/>
    </style:style>
    <style:style style:name="T16" style:family="text">
      <style:text-properties fo:color="#168253" fo:font-style="italic" style:font-style-asian="italic" style:font-style-complex="italic"/>
    </style:style>
    <style:style style:name="T17" style:family="text">
      <style:text-properties fo:color="#8d1d75"/>
    </style:style>
    <style:style style:name="T18" style:family="text">
      <style:text-properties fo:color="#8d1d75" fo:background-color="transparent" loext:char-shading-value="0"/>
    </style:style>
    <style:style style:name="T19" style:family="text">
      <style:text-properties fo:color="#8d1d75" style:font-name="Liberation Mono" fo:language="uk" fo:country="UA" officeooo:rsid="00124b74" style:font-name-asian="NSimSun1" style:font-name-complex="Liberation Mono"/>
    </style:style>
    <style:style style:name="T20" style:family="text">
      <style:text-properties fo:color="#8d1d75" style:font-name="Liberation Mono" fo:language="uk" fo:country="UA" fo:font-style="italic" officeooo:rsid="00124b74" style:font-name-asian="NSimSun1" style:font-style-asian="italic" style:font-name-complex="Liberation Mono" style:font-style-complex="italic"/>
    </style:style>
    <style:style style:name="T21" style:family="text">
      <style:text-properties fo:color="#8d1d75" fo:font-weight="bold" style:font-weight-asian="bold" style:font-weight-complex="bold"/>
    </style:style>
    <style:style style:name="T22" style:family="text">
      <style:text-properties fo:language="en" fo:country="US" fo:font-style="italic" officeooo:rsid="0014bb53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Алфавіт</text:p>
          </table:table-cell>
          <table:table-cell table:style-name="Таблица1.A1" office:value-type="string">
            <text:p text:style-name="P15">Правила транслітерації</text:p>
          </table:table-cell>
          <table:table-cell table:style-name="Таблица1.C1" office:value-type="string">
            <text:p text:style-name="P24">Xkb файл</text:p>
          </table:table-cell>
        </table:table-row>
        <table:table-row table:style-name="Таблица1.2">
          <table:table-cell table:style-name="Таблица1.A2" table:number-rows-spanned="2" office:value-type="string">
            <table:table table:name="Таблица2" table:style-name="Таблица2">
              <table:table-column table:style-name="Таблица2.A" table:number-columns-repeated="3"/>
              <table:table-column table:style-name="Таблица2.D"/>
              <table:table-row>
                <table:table-cell table:style-name="Таблица2.A1" office:value-type="string">
                  <text:p text:style-name="P14">а</text:p>
                </table:table-cell>
                <table:table-cell table:style-name="Таблица2.A1" office:value-type="string">
                  <text:p text:style-name="P14">А</text:p>
                </table:table-cell>
                <table:table-cell table:style-name="Таблица2.A1" office:value-type="string">
                  <text:p text:style-name="P16">a</text:p>
                </table:table-cell>
                <table:table-cell table:style-name="Таблица2.A1" office:value-type="string">
                  <text:p text:style-name="P17">A</text:p>
                </table:table-cell>
              </table:table-row>
              <table:table-row>
                <table:table-cell table:style-name="Таблица2.A1" office:value-type="string">
                  <text:p text:style-name="P14">б</text:p>
                </table:table-cell>
                <table:table-cell table:style-name="Таблица2.A1" office:value-type="string">
                  <text:p text:style-name="P14">Б</text:p>
                </table:table-cell>
                <table:table-cell table:style-name="Таблица2.A1" office:value-type="string">
                  <text:p text:style-name="P19">b</text:p>
                </table:table-cell>
                <table:table-cell table:style-name="Таблица2.A1" office:value-type="string">
                  <text:p text:style-name="P20">B</text:p>
                </table:table-cell>
              </table:table-row>
              <table:table-row>
                <table:table-cell table:style-name="Таблица2.A1" office:value-type="string">
                  <text:p text:style-name="P14">в</text:p>
                </table:table-cell>
                <table:table-cell table:style-name="Таблица2.A1" office:value-type="string">
                  <text:p text:style-name="P14">В</text:p>
                </table:table-cell>
                <table:table-cell table:style-name="Таблица2.A1" office:value-type="string">
                  <text:p text:style-name="P16">v</text:p>
                </table:table-cell>
                <table:table-cell table:style-name="Таблица2.A1" office:value-type="string">
                  <text:p text:style-name="P17">V</text:p>
                </table:table-cell>
              </table:table-row>
              <table:table-row>
                <table:table-cell table:style-name="Таблица2.A1" office:value-type="string">
                  <text:p text:style-name="P14">г</text:p>
                </table:table-cell>
                <table:table-cell table:style-name="Таблица2.A1" office:value-type="string">
                  <text:p text:style-name="P14">Г</text:p>
                </table:table-cell>
                <table:table-cell table:style-name="Таблица2.A1" office:value-type="string">
                  <text:p text:style-name="P16">h</text:p>
                </table:table-cell>
                <table:table-cell table:style-name="Таблица2.A1" office:value-type="string">
                  <text:p text:style-name="P17">H</text:p>
                </table:table-cell>
              </table:table-row>
              <table:table-row>
                <table:table-cell table:style-name="Таблица2.A1" office:value-type="string">
                  <text:p text:style-name="P14">ґ</text:p>
                </table:table-cell>
                <table:table-cell table:style-name="Таблица2.A1" office:value-type="string">
                  <text:p text:style-name="P14">Ґ</text:p>
                </table:table-cell>
                <table:table-cell table:style-name="Таблица2.A1" office:value-type="string">
                  <text:p text:style-name="P16">g</text:p>
                </table:table-cell>
                <table:table-cell table:style-name="Таблица2.A1" office:value-type="string">
                  <text:p text:style-name="P17">G</text:p>
                </table:table-cell>
              </table:table-row>
              <table:table-row>
                <table:table-cell table:style-name="Таблица2.A1" office:value-type="string">
                  <text:p text:style-name="P14">д</text:p>
                </table:table-cell>
                <table:table-cell table:style-name="Таблица2.A1" office:value-type="string">
                  <text:p text:style-name="P14">Д</text:p>
                </table:table-cell>
                <table:table-cell table:style-name="Таблица2.A1" office:value-type="string">
                  <text:p text:style-name="P16">d</text:p>
                </table:table-cell>
                <table:table-cell table:style-name="Таблица2.A1" office:value-type="string">
                  <text:p text:style-name="P17">D</text:p>
                </table:table-cell>
              </table:table-row>
              <table:table-row>
                <table:table-cell table:style-name="Таблица2.A1" office:value-type="string">
                  <text:p text:style-name="P14">е</text:p>
                </table:table-cell>
                <table:table-cell table:style-name="Таблица2.A1" office:value-type="string">
                  <text:p text:style-name="P14">Е</text:p>
                </table:table-cell>
                <table:table-cell table:style-name="Таблица2.A1" office:value-type="string">
                  <text:p text:style-name="P16">e</text:p>
                </table:table-cell>
                <table:table-cell table:style-name="Таблица2.A1" office:value-type="string">
                  <text:p text:style-name="P17">E</text:p>
                </table:table-cell>
              </table:table-row>
              <table:table-row>
                <table:table-cell table:style-name="Таблица2.A1" office:value-type="string">
                  <text:p text:style-name="P14">є</text:p>
                </table:table-cell>
                <table:table-cell table:style-name="Таблица2.A1" office:value-type="string">
                  <text:p text:style-name="P14">Є</text:p>
                </table:table-cell>
                <table:table-cell table:style-name="Таблица2.A1" office:value-type="string">
                  <text:p text:style-name="P16">je</text:p>
                </table:table-cell>
                <table:table-cell table:style-name="Таблица2.A1" office:value-type="string">
                  <text:p text:style-name="P17">Je</text:p>
                </table:table-cell>
              </table:table-row>
              <table:table-row table:style-name="Таблица2.9">
                <table:table-cell table:style-name="Таблица2.A1" office:value-type="string">
                  <text:p text:style-name="P14">ж</text:p>
                </table:table-cell>
                <table:table-cell table:style-name="Таблица2.B9" office:value-type="string">
                  <text:p text:style-name="P14">Ж</text:p>
                </table:table-cell>
                <table:table-cell table:style-name="Таблица2.B9" office:value-type="string">
                  <text:p text:style-name="P1">ʒ</text:p>
                </table:table-cell>
                <table:table-cell table:style-name="Таблица2.B9" office:value-type="string">
                  <text:p text:style-name="P1">Ʒ</text:p>
                </table:table-cell>
              </table:table-row>
              <table:table-row>
                <table:table-cell table:style-name="Таблица2.A1" office:value-type="string">
                  <text:p text:style-name="P14">з</text:p>
                </table:table-cell>
                <table:table-cell table:style-name="Таблица2.A1" office:value-type="string">
                  <text:p text:style-name="P14">З</text:p>
                </table:table-cell>
                <table:table-cell table:style-name="Таблица2.A1" office:value-type="string">
                  <text:p text:style-name="P16">z</text:p>
                </table:table-cell>
                <table:table-cell table:style-name="Таблица2.A1" office:value-type="string">
                  <text:p text:style-name="P17">Z</text:p>
                </table:table-cell>
              </table:table-row>
              <table:table-row>
                <table:table-cell table:style-name="Таблица2.A1" office:value-type="string">
                  <text:p text:style-name="P14">и</text:p>
                </table:table-cell>
                <table:table-cell table:style-name="Таблица2.A1" office:value-type="string">
                  <text:p text:style-name="P14">И</text:p>
                </table:table-cell>
                <table:table-cell table:style-name="Таблица2.A1" office:value-type="string">
                  <text:p text:style-name="P16">y</text:p>
                </table:table-cell>
                <table:table-cell table:style-name="Таблица2.A1" office:value-type="string">
                  <text:p text:style-name="P17">Y</text:p>
                </table:table-cell>
              </table:table-row>
              <table:table-row>
                <table:table-cell table:style-name="Таблица2.A1" office:value-type="string">
                  <text:p text:style-name="P14">і</text:p>
                </table:table-cell>
                <table:table-cell table:style-name="Таблица2.A1" office:value-type="string">
                  <text:p text:style-name="P14">І</text:p>
                </table:table-cell>
                <table:table-cell table:style-name="Таблица2.A1" office:value-type="string">
                  <text:p text:style-name="P16">i</text:p>
                </table:table-cell>
                <table:table-cell table:style-name="Таблица2.A1" office:value-type="string">
                  <text:p text:style-name="P17">I</text:p>
                </table:table-cell>
              </table:table-row>
              <table:table-row>
                <table:table-cell table:style-name="Таблица2.A1" office:value-type="string">
                  <text:p text:style-name="P14">ї</text:p>
                </table:table-cell>
                <table:table-cell table:style-name="Таблица2.A1" office:value-type="string">
                  <text:p text:style-name="P14">Ї</text:p>
                </table:table-cell>
                <table:table-cell table:style-name="Таблица2.A1" office:value-type="string">
                  <text:p text:style-name="P16">ji</text:p>
                </table:table-cell>
                <table:table-cell table:style-name="Таблица2.A1" office:value-type="string">
                  <text:p text:style-name="P17">Ji</text:p>
                </table:table-cell>
              </table:table-row>
              <table:table-row>
                <table:table-cell table:style-name="Таблица2.A1" office:value-type="string">
                  <text:p text:style-name="P14">й</text:p>
                </table:table-cell>
                <table:table-cell table:style-name="Таблица2.A1" office:value-type="string">
                  <text:p text:style-name="P14">Й</text:p>
                </table:table-cell>
                <table:table-cell table:style-name="Таблица2.A1" office:value-type="string">
                  <text:p text:style-name="P16">j</text:p>
                </table:table-cell>
                <table:table-cell table:style-name="Таблица2.A1" office:value-type="string">
                  <text:p text:style-name="P17">J</text:p>
                </table:table-cell>
              </table:table-row>
              <table:table-row>
                <table:table-cell table:style-name="Таблица2.A1" office:value-type="string">
                  <text:p text:style-name="P14">к</text:p>
                </table:table-cell>
                <table:table-cell table:style-name="Таблица2.A1" office:value-type="string">
                  <text:p text:style-name="P14">К</text:p>
                </table:table-cell>
                <table:table-cell table:style-name="Таблица2.A1" office:value-type="string">
                  <text:p text:style-name="P16">k</text:p>
                </table:table-cell>
                <table:table-cell table:style-name="Таблица2.A1" office:value-type="string">
                  <text:p text:style-name="P17">K</text:p>
                </table:table-cell>
              </table:table-row>
              <table:table-row>
                <table:table-cell table:style-name="Таблица2.A1" office:value-type="string">
                  <text:p text:style-name="P14">л</text:p>
                </table:table-cell>
                <table:table-cell table:style-name="Таблица2.A1" office:value-type="string">
                  <text:p text:style-name="P14">Л</text:p>
                </table:table-cell>
                <table:table-cell table:style-name="Таблица2.A1" office:value-type="string">
                  <text:p text:style-name="P16">l</text:p>
                </table:table-cell>
                <table:table-cell table:style-name="Таблица2.A1" office:value-type="string">
                  <text:p text:style-name="P17">L</text:p>
                </table:table-cell>
              </table:table-row>
              <table:table-row>
                <table:table-cell table:style-name="Таблица2.A1" office:value-type="string">
                  <text:p text:style-name="P14">м</text:p>
                </table:table-cell>
                <table:table-cell table:style-name="Таблица2.A1" office:value-type="string">
                  <text:p text:style-name="P14">М</text:p>
                </table:table-cell>
                <table:table-cell table:style-name="Таблица2.A1" office:value-type="string">
                  <text:p text:style-name="P16">m</text:p>
                </table:table-cell>
                <table:table-cell table:style-name="Таблица2.A1" office:value-type="string">
                  <text:p text:style-name="P17">M</text:p>
                </table:table-cell>
              </table:table-row>
              <table:table-row>
                <table:table-cell table:style-name="Таблица2.A1" office:value-type="string">
                  <text:p text:style-name="P14">н</text:p>
                </table:table-cell>
                <table:table-cell table:style-name="Таблица2.A1" office:value-type="string">
                  <text:p text:style-name="P14">Н</text:p>
                </table:table-cell>
                <table:table-cell table:style-name="Таблица2.A1" office:value-type="string">
                  <text:p text:style-name="P16">n</text:p>
                </table:table-cell>
                <table:table-cell table:style-name="Таблица2.A1" office:value-type="string">
                  <text:p text:style-name="P17">N</text:p>
                </table:table-cell>
              </table:table-row>
              <table:table-row>
                <table:table-cell table:style-name="Таблица2.A1" office:value-type="string">
                  <text:p text:style-name="P14">о</text:p>
                </table:table-cell>
                <table:table-cell table:style-name="Таблица2.A1" office:value-type="string">
                  <text:p text:style-name="P14">О</text:p>
                </table:table-cell>
                <table:table-cell table:style-name="Таблица2.A1" office:value-type="string">
                  <text:p text:style-name="P16">o</text:p>
                </table:table-cell>
                <table:table-cell table:style-name="Таблица2.A1" office:value-type="string">
                  <text:p text:style-name="P17">O</text:p>
                </table:table-cell>
              </table:table-row>
              <table:table-row>
                <table:table-cell table:style-name="Таблица2.A1" office:value-type="string">
                  <text:p text:style-name="P14">п</text:p>
                </table:table-cell>
                <table:table-cell table:style-name="Таблица2.A1" office:value-type="string">
                  <text:p text:style-name="P14">П</text:p>
                </table:table-cell>
                <table:table-cell table:style-name="Таблица2.A1" office:value-type="string">
                  <text:p text:style-name="P16">p</text:p>
                </table:table-cell>
                <table:table-cell table:style-name="Таблица2.A1" office:value-type="string">
                  <text:p text:style-name="P17">P</text:p>
                </table:table-cell>
              </table:table-row>
              <table:table-row>
                <table:table-cell table:style-name="Таблица2.A1" office:value-type="string">
                  <text:p text:style-name="P14">р</text:p>
                </table:table-cell>
                <table:table-cell table:style-name="Таблица2.A1" office:value-type="string">
                  <text:p text:style-name="P14">Р</text:p>
                </table:table-cell>
                <table:table-cell table:style-name="Таблица2.A1" office:value-type="string">
                  <text:p text:style-name="P16">r</text:p>
                </table:table-cell>
                <table:table-cell table:style-name="Таблица2.A1" office:value-type="string">
                  <text:p text:style-name="P17">R</text:p>
                </table:table-cell>
              </table:table-row>
              <table:table-row>
                <table:table-cell table:style-name="Таблица2.A1" office:value-type="string">
                  <text:p text:style-name="P14">с</text:p>
                </table:table-cell>
                <table:table-cell table:style-name="Таблица2.A1" office:value-type="string">
                  <text:p text:style-name="P14">С</text:p>
                </table:table-cell>
                <table:table-cell table:style-name="Таблица2.A1" office:value-type="string">
                  <text:p text:style-name="P16">s</text:p>
                </table:table-cell>
                <table:table-cell table:style-name="Таблица2.A1" office:value-type="string">
                  <text:p text:style-name="P17">S</text:p>
                </table:table-cell>
              </table:table-row>
              <table:table-row>
                <table:table-cell table:style-name="Таблица2.A1" office:value-type="string">
                  <text:p text:style-name="P14">т</text:p>
                </table:table-cell>
                <table:table-cell table:style-name="Таблица2.A1" office:value-type="string">
                  <text:p text:style-name="P14">Т</text:p>
                </table:table-cell>
                <table:table-cell table:style-name="Таблица2.A1" office:value-type="string">
                  <text:p text:style-name="P16">t</text:p>
                </table:table-cell>
                <table:table-cell table:style-name="Таблица2.A1" office:value-type="string">
                  <text:p text:style-name="P17">T</text:p>
                </table:table-cell>
              </table:table-row>
              <table:table-row>
                <table:table-cell table:style-name="Таблица2.A1" office:value-type="string">
                  <text:p text:style-name="P14">у</text:p>
                </table:table-cell>
                <table:table-cell table:style-name="Таблица2.A1" office:value-type="string">
                  <text:p text:style-name="P14">У</text:p>
                </table:table-cell>
                <table:table-cell table:style-name="Таблица2.A1" office:value-type="string">
                  <text:p text:style-name="P16">u</text:p>
                </table:table-cell>
                <table:table-cell table:style-name="Таблица2.A1" office:value-type="string">
                  <text:p text:style-name="P17">U</text:p>
                </table:table-cell>
              </table:table-row>
              <table:table-row>
                <table:table-cell table:style-name="Таблица2.A1" office:value-type="string">
                  <text:p text:style-name="P14">ф</text:p>
                </table:table-cell>
                <table:table-cell table:style-name="Таблица2.A1" office:value-type="string">
                  <text:p text:style-name="P14">Ф</text:p>
                </table:table-cell>
                <table:table-cell table:style-name="Таблица2.A1" office:value-type="string">
                  <text:p text:style-name="P16">f</text:p>
                </table:table-cell>
                <table:table-cell table:style-name="Таблица2.A1" office:value-type="string">
                  <text:p text:style-name="P17">F</text:p>
                </table:table-cell>
              </table:table-row>
              <table:table-row>
                <table:table-cell table:style-name="Таблица2.A1" office:value-type="string">
                  <text:p text:style-name="P14">х</text:p>
                </table:table-cell>
                <table:table-cell table:style-name="Таблица2.A1" office:value-type="string">
                  <text:p text:style-name="P14">Х</text:p>
                </table:table-cell>
                <table:table-cell table:style-name="Таблица2.A1" office:value-type="string">
                  <text:p text:style-name="P16">x</text:p>
                </table:table-cell>
                <table:table-cell table:style-name="Таблица2.A1" office:value-type="string">
                  <text:p text:style-name="P17">X</text:p>
                </table:table-cell>
              </table:table-row>
              <table:table-row>
                <table:table-cell table:style-name="Таблица2.A1" office:value-type="string">
                  <text:p text:style-name="P14">ц</text:p>
                </table:table-cell>
                <table:table-cell table:style-name="Таблица2.A1" office:value-type="string">
                  <text:p text:style-name="P14">Ц</text:p>
                </table:table-cell>
                <table:table-cell table:style-name="Таблица2.A1" office:value-type="string">
                  <text:p text:style-name="P16">c</text:p>
                </table:table-cell>
                <table:table-cell table:style-name="Таблица2.A1" office:value-type="string">
                  <text:p text:style-name="P17">C</text:p>
                </table:table-cell>
              </table:table-row>
              <table:table-row>
                <table:table-cell table:style-name="Таблица2.A1" office:value-type="string">
                  <text:p text:style-name="P14">ч</text:p>
                </table:table-cell>
                <table:table-cell table:style-name="Таблица2.A1" office:value-type="string">
                  <text:p text:style-name="P14">Ч</text:p>
                </table:table-cell>
                <table:table-cell table:style-name="Таблица2.A1" office:value-type="string">
                  <text:p text:style-name="P2">ć</text:p>
                </table:table-cell>
                <table:table-cell table:style-name="Таблица2.A1" office:value-type="string">
                  <text:p text:style-name="P3">Č</text:p>
                </table:table-cell>
              </table:table-row>
              <table:table-row>
                <table:table-cell table:style-name="Таблица2.A1" office:value-type="string">
                  <text:p text:style-name="P14">ш</text:p>
                </table:table-cell>
                <table:table-cell table:style-name="Таблица2.A1" office:value-type="string">
                  <text:p text:style-name="P14">Ш</text:p>
                </table:table-cell>
                <table:table-cell table:style-name="Таблица2.A1" office:value-type="string">
                  <text:p text:style-name="P2">ś</text:p>
                </table:table-cell>
                <table:table-cell table:style-name="Таблица2.A1" office:value-type="string">
                  <text:p text:style-name="P3">Š</text:p>
                </table:table-cell>
              </table:table-row>
              <table:table-row>
                <table:table-cell table:style-name="Таблица2.A1" office:value-type="string">
                  <text:p text:style-name="P14">щ</text:p>
                </table:table-cell>
                <table:table-cell table:style-name="Таблица2.A1" office:value-type="string">
                  <text:p text:style-name="P14">Щ</text:p>
                </table:table-cell>
                <table:table-cell table:style-name="Таблица2.A1" office:value-type="string">
                  <text:p text:style-name="P2">ść</text:p>
                </table:table-cell>
                <table:table-cell table:style-name="Таблица2.A1" office:value-type="string">
                  <text:p text:style-name="P4">Šć</text:p>
                </table:table-cell>
              </table:table-row>
              <table:table-row>
                <table:table-cell table:style-name="Таблица2.A1" office:value-type="string">
                  <text:p text:style-name="P14">я</text:p>
                </table:table-cell>
                <table:table-cell table:style-name="Таблица2.A1" office:value-type="string">
                  <text:p text:style-name="P14">Я</text:p>
                </table:table-cell>
                <table:table-cell table:style-name="Таблица2.A1" office:value-type="string">
                  <text:p text:style-name="P16">ja</text:p>
                </table:table-cell>
                <table:table-cell table:style-name="Таблица2.A1" office:value-type="string">
                  <text:p text:style-name="P17">Ja</text:p>
                </table:table-cell>
              </table:table-row>
              <table:table-row>
                <table:table-cell table:style-name="Таблица2.A1" office:value-type="string">
                  <text:p text:style-name="P14">ю</text:p>
                </table:table-cell>
                <table:table-cell table:style-name="Таблица2.A1" office:value-type="string">
                  <text:p text:style-name="P14">Ю</text:p>
                </table:table-cell>
                <table:table-cell table:style-name="Таблица2.A1" office:value-type="string">
                  <text:p text:style-name="P16">ju</text:p>
                </table:table-cell>
                <table:table-cell table:style-name="Таблица2.A1" office:value-type="string">
                  <text:p text:style-name="P17">Ju</text:p>
                </table:table-cell>
              </table:table-row>
              <table:table-row>
                <table:table-cell table:style-name="Таблица2.A1" office:value-type="string">
                  <text:p text:style-name="P14">вв</text:p>
                </table:table-cell>
                <table:table-cell table:style-name="Таблица2.A1" office:value-type="string">
                  <text:p text:style-name="P14">Вв</text:p>
                </table:table-cell>
                <table:table-cell table:style-name="Таблица2.A1" office:value-type="string">
                  <text:p text:style-name="P16">w</text:p>
                </table:table-cell>
                <table:table-cell table:style-name="Таблица2.A1" office:value-type="string">
                  <text:p text:style-name="P17">W</text:p>
                </table:table-cell>
              </table:table-row>
            </table:table>
            <text:p text:style-name="P18"/>
          </table:table-cell>
          <table:table-cell table:style-name="Таблица1.A2" office:value-type="string">
            <text:p text:style-name="P8"><text:span text:style-name="T10">М'які літери</text:span> </text:p>
            <text:p text:style-name="P8"><text:s text:c="4"/><text:span text:style-name="T9">створюються з використанням символа </text:span><text:span text:style-name="T22">[</text:span><text:span text:style-name="T13">letter</text:span><text:span text:style-name="T22">] + </text:span><text:span text:style-name="T12">\u030C </text:span><text:span text:style-name="T9">[</text:span><text:span text:style-name="T12">combining_caron</text:span><text:span text:style-name="T9">]:</text:span></text:p>
            <text:p text:style-name="P6"><text:s text:c="8"/><text:span text:style-name="T17">д</text:span>[<text:span text:style-name="T11">d</text:span>] + <text:span text:style-name="T17">ь</text:span> -&gt; <text:span text:style-name="T14">ď</text:span> <text:s text:c="5"/><text:span text:style-name="T18">молодь</text:span> <text:s text:c="2"/>-&gt; <text:span text:style-name="T14">moloď</text:span></text:p>
            <text:p text:style-name="P6"><text:s text:c="8"/><text:span text:style-name="T17">c</text:span>[<text:span text:style-name="T11">s</text:span>] + <text:span text:style-name="T17">ь</text:span> -&gt; <text:span text:style-name="T14">š</text:span> <text:s text:c="5"/><text:span text:style-name="T17">сьогодні</text:span> -&gt; <text:span text:style-name="T14">šohodni</text:span></text:p>
            <text:p text:style-name="P6"><text:s text:c="8"/><text:span text:style-name="T17">т</text:span>[<text:span text:style-name="T11">t</text:span>] + <text:span text:style-name="T17">ь</text:span> -&gt; <text:span text:style-name="T14">ť</text:span> <text:s text:c="5"/><text:span text:style-name="T17">тьохнути</text:span> -&gt; <text:span text:style-name="T14">ťoxnuty</text:span></text:p>
            <text:p text:style-name="P21"/>
            <text:p text:style-name="P9"><text:s text:c="3"/>*<text:span text:style-name="T1">к</text:span>рім букв які непотрібно пом'якшувати: <text:span text:style-name="T17">ч</text:span>, <text:span text:style-name="T17">ш</text:span>, <text:span text:style-name="T17">щ</text:span></text:p>
            <text:p text:style-name="P6"/>
            <text:p text:style-name="P22">Сполучення приголосних з подвійними госолними</text:p>
            <text:p text:style-name="P7"><text:span text:style-name="T2"><text:s text:c="4"/>в</text:span><text:span text:style-name="T9">ідбувається випадання </text:span><text:span text:style-name="T3">звуку </text:span><text:span text:style-name="T20">й</text:span><text:span text:style-name="T9">, що відповідає вимові</text:span>:</text:p>
            <text:p text:style-name="P6"><text:s text:c="8"/><text:span text:style-name="T19">д</text:span>+<text:span text:style-name="T17">я</text:span>[<text:span text:style-name="T11">ja</text:span>] -&gt; <text:span text:style-name="T14">ďa</text:span> <text:s/><text:span text:style-name="T17">дякую</text:span> -&gt; <text:span text:style-name="T14">ďakuju</text:span></text:p>
            <text:p text:style-name="P6"><text:s text:c="8"/><text:span text:style-name="T17">к</text:span>+<text:span text:style-name="T17">ю</text:span>[<text:span text:style-name="T11">ju</text:span>] -&gt; <text:span text:style-name="T14">ǩu</text:span> <text:s/><text:span text:style-name="T17">кювет</text:span> -&gt; <text:span text:style-name="T14">ǩuvet</text:span></text:p>
            <text:p text:style-name="P21"/>
            <text:p text:style-name="P9"><text:s text:c="3"/>*виключення, слова де використовується апостроф для твердного звуку:</text:p>
            <text:p text:style-name="P6"><text:s text:c="8"/><text:span text:style-name="T17">м'ясо</text:span> -&gt; <text:span text:style-name="T14">mjaso</text:span></text:p>
            <text:p text:style-name="P6"/>
            <text:p text:style-name="P7"><text:span text:style-name="T10">Кирилична буква </text:span><text:span text:style-name="T21">ж</text:span> </text:p>
            <text:p text:style-name="P7"><text:s text:c="4"/>замінюється на латинський фонетичний символ <text:span text:style-name="T14">Ezh</text:span>:</text:p>
            <text:p text:style-name="P6"><text:s text:c="8"/><text:span text:style-name="T17">ж</text:span> -&gt; <text:span text:style-name="T14">ʒ</text:span> <text:s text:c="2"/><text:span text:style-name="T17">Ж</text:span> -&gt; <text:span text:style-name="T14">Ʒ</text:span></text:p>
            <text:p text:style-name="P6"><text:s text:c="8"/>наприклад: <text:span text:style-name="T17">жарити</text:span> -&gt; <text:span text:style-name="T14">ʒarutu</text:span></text:p>
            <text:p text:style-name="P6"/>
            <text:p text:style-name="P7"><text:span text:style-name="T10">Сиволи для букв </text:span><text:span text:style-name="T21">ч</text:span><text:span text:style-name="T10">, </text:span><text:span text:style-name="T21">ш</text:span><text:span text:style-name="T10">, </text:span><text:span text:style-name="T21">щ</text:span></text:p>
            <text:p text:style-name="P7"><text:span text:style-name="T21"><text:s text:c="4"/></text:span><text:span text:style-name="T9">створюються за допомогою альтернативного вводу[</text:span><text:span text:style-name="T12">Alt Gr</text:span><text:span text:style-name="T9">] літер '</text:span><text:span text:style-name="T16">c</text:span><text:span text:style-name="T9">' та '</text:span><text:span text:style-name="T16">s</text:span><text:span text:style-name="T9">'</text:span></text:p>
            <text:p text:style-name="P6"><text:s text:c="8"/><text:span text:style-name="T17">ч</text:span> <text:s text:c="4"/>-&gt; <text:span text:style-name="T14">ć</text:span></text:p>
            <text:p text:style-name="P6"><text:s text:c="8"/><text:span text:style-name="T17">ш</text:span> <text:s text:c="4"/>-&gt; <text:span text:style-name="T14">ś</text:span></text:p>
            <text:p text:style-name="P6"><text:s text:c="8"/><text:span text:style-name="T17">щ</text:span>[<text:span text:style-name="T11">шч</text:span>] -&gt; <text:span text:style-name="T14">ść</text:span></text:p>
            <text:p text:style-name="P6"/>
            <text:p text:style-name="P7"><text:span text:style-name="T10">Подвійність літери </text:span><text:span text:style-name="T21">в</text:span> </text:p>
            <text:p text:style-name="P7"><text:s text:c="4"/><text:span text:style-name="T9">замінюється на латинську </text:span><text:span text:style-name="T15">w</text:span><text:span text:style-name="T9">:</text:span></text:p>
            <text:p text:style-name="P6"><text:s text:c="8"/><text:span text:style-name="T17">вв</text:span> -&gt; <text:span text:style-name="T14">w</text:span> <text:s text:c="4"/><text:span text:style-name="T17">ввічливість</text:span> -&gt; <text:span text:style-name="T14">wićlyvisť</text:span></text:p>
            <text:p text:style-name="P23"/>
          </table:table-cell>
          <table:table-cell table:style-name="Таблица1.C2" office:value-type="string">
            <text:p text:style-name="P5"><text:span text:style-name="T4"><text:s text:c="2"/>default</text:span><text:span text:style-name="T5"> <text:s/></text:span>partial<text:span text:style-name="T5"> </text:span>alphanumeric_keys</text:p>
            <text:p text:style-name="P10">xkb_symbols<text:span text:style-name="T5"> </text:span><text:span text:style-name="T6">"basic"</text:span><text:span text:style-name="T5"> </text:span><text:span text:style-name="T7">{</text:span></text:p>
            <text:p text:style-name="P10">include<text:span text:style-name="T5"> </text:span><text:span text:style-name="T6">"latin(type4)"</text:span></text:p>
            <text:p text:style-name="P11">key<text:span text:style-name="T5"> </text:span><text:span text:style-name="T7">&lt;</text:span>AE01<text:span text:style-name="T7">&gt;</text:span><text:span text:style-name="T5"> </text:span><text:span text:style-name="T7">{</text:span><text:span text:style-name="T5"> </text:span><text:span text:style-name="T7">[</text:span><text:span text:style-name="T5"> <text:s text:c="8"/></text:span><text:span text:style-name="T8">1</text:span><text:span text:style-name="T7">,</text:span><text:span text:style-name="T5"> <text:s text:c="4"/></text:span>exclam<text:span text:style-name="T7">,</text:span><text:span text:style-name="T5"> <text:s text:c="9"/></text:span>bar<text:span text:style-name="T7">,</text:span><text:span text:style-name="T5"> <text:s text:c="2"/></text:span>exclamdown<text:span text:style-name="T5"> </text:span><text:span text:style-name="T7">]};</text:span></text:p>
            <text:p text:style-name="P11">key<text:span text:style-name="T5"> </text:span><text:span text:style-name="T7">&lt;</text:span>AE03<text:span text:style-name="T7">&gt;</text:span><text:span text:style-name="T5"> </text:span><text:span text:style-name="T7">{</text:span><text:span text:style-name="T5"> </text:span><text:span text:style-name="T7">[</text:span><text:span text:style-name="T5"> <text:s text:c="8"/></text:span><text:span text:style-name="T8">3</text:span><text:span text:style-name="T7">,</text:span><text:span text:style-name="T5"> </text:span>periodcentered<text:span text:style-name="T7">,</text:span><text:span text:style-name="T5"> </text:span>numbersign<text:span text:style-name="T7">,</text:span><text:span text:style-name="T5"> <text:s text:c="2"/></text:span>sterling<text:span text:style-name="T5"> </text:span><text:span text:style-name="T7">]};</text:span></text:p>
            <text:p text:style-name="P11">key<text:span text:style-name="T5"> </text:span><text:span text:style-name="T7">&lt;</text:span>AE04<text:span text:style-name="T7">&gt;</text:span><text:span text:style-name="T5"> </text:span><text:span text:style-name="T7">{</text:span><text:span text:style-name="T5"> </text:span><text:span text:style-name="T7">[</text:span><text:span text:style-name="T5"> <text:s text:c="8"/></text:span><text:span text:style-name="T8">4</text:span><text:span text:style-name="T7">,</text:span><text:span text:style-name="T5"> <text:s text:c="4"/></text:span>dollar<text:span text:style-name="T7">,</text:span><text:span text:style-name="T5"> <text:s text:c="2"/></text:span>asciitilde<text:span text:style-name="T7">,</text:span><text:span text:style-name="T5"> <text:s text:c="6"/></text:span>dollar<text:span text:style-name="T5"> </text:span><text:span text:style-name="T7">]};</text:span></text:p>
            <text:p text:style-name="P11">key<text:span text:style-name="T5"> </text:span><text:span text:style-name="T7">&lt;</text:span>AE06<text:span text:style-name="T7">&gt;</text:span><text:span text:style-name="T5"> </text:span><text:span text:style-name="T7">{</text:span><text:span text:style-name="T5"> </text:span><text:span text:style-name="T7">[</text:span><text:span text:style-name="T5"> <text:s text:c="8"/></text:span><text:span text:style-name="T8">6</text:span><text:span text:style-name="T7">,</text:span><text:span text:style-name="T5"> <text:s/></text:span>ampersand<text:span text:style-name="T7">,</text:span><text:span text:style-name="T5"> <text:s text:c="5"/></text:span>notsign<text:span text:style-name="T7">,</text:span><text:span text:style-name="T5"> <text:s/></text:span>fiveeighths<text:span text:style-name="T5"> </text:span><text:span text:style-name="T7">]};</text:span></text:p>
            <text:p text:style-name="P11">key<text:span text:style-name="T5"> </text:span><text:span text:style-name="T7">&lt;</text:span>AE11<text:span text:style-name="T7">&gt;</text:span><text:span text:style-name="T5"> </text:span><text:span text:style-name="T7">{</text:span><text:span text:style-name="T5"> </text:span><text:span text:style-name="T7">[</text:span>apostrophe<text:span text:style-name="T7">,</text:span><text:span text:style-name="T5"> <text:s text:c="2"/></text:span>question<text:span text:style-name="T7">,</text:span><text:span text:style-name="T5"> <text:s text:c="3"/></text:span>backslash<text:span text:style-name="T7">,</text:span><text:span text:style-name="T5"> </text:span>questiondown<text:span text:style-name="T5"> </text:span><text:span text:style-name="T7">]};</text:span></text:p>
            <text:p text:style-name="P10">key<text:span text:style-name="T5"> </text:span><text:span text:style-name="T7">&lt;</text:span>AE12<text:span text:style-name="T7">&gt;</text:span><text:span text:style-name="T5"> </text:span><text:span text:style-name="T7">{</text:span><text:span text:style-name="T5"> </text:span><text:span text:style-name="T7">[</text:span>exclamdown<text:span text:style-name="T7">,</text:span><text:span text:style-name="T5"> </text:span>questiondown<text:span text:style-name="T7">,</text:span><text:span text:style-name="T5"> </text:span>dead_tilde<text:span text:style-name="T7">,</text:span><text:span text:style-name="T5"> <text:s text:c="2"/></text:span>asciitilde<text:span text:style-name="T5"> </text:span><text:span text:style-name="T7">]};</text:span></text:p>
            <text:p text:style-name="P11">key<text:span text:style-name="T5"> </text:span><text:span text:style-name="T7">&lt;</text:span>AD11<text:span text:style-name="T7">&gt;</text:span><text:span text:style-name="T5"> </text:span><text:span text:style-name="T7">{</text:span><text:span text:style-name="T5"> </text:span><text:span text:style-name="T7">[</text:span>dead_grave<text:span text:style-name="T7">,</text:span><text:span text:style-name="T5"> </text:span>dead_circumflex<text:span text:style-name="T7">,</text:span><text:span text:style-name="T5"> </text:span>bracketleft<text:span text:style-name="T7">,</text:span><text:span text:style-name="T5"> </text:span>dead_abovering<text:span text:style-name="T5"> </text:span><text:span text:style-name="T7">]</text:span><text:span text:style-name="T5"> </text:span><text:span text:style-name="T7">};</text:span></text:p>
            <text:p text:style-name="P10">key<text:span text:style-name="T5"> </text:span><text:span text:style-name="T7">&lt;</text:span>AD12<text:span text:style-name="T7">&gt;</text:span><text:span text:style-name="T5"> </text:span><text:span text:style-name="T7">{</text:span><text:span text:style-name="T5"> </text:span><text:span text:style-name="T7">[</text:span><text:span text:style-name="T5"> <text:s text:c="5"/></text:span>plus<text:span text:style-name="T7">,</text:span><text:span text:style-name="T5"> <text:s text:c="2"/></text:span>asterisk<text:span text:style-name="T7">,</text:span><text:span text:style-name="T5"> </text:span>bracketright<text:span text:style-name="T7">,</text:span><text:span text:style-name="T5"> <text:s/></text:span>dead_macron<text:span text:style-name="T5"> </text:span><text:span text:style-name="T7">]};</text:span></text:p>
            <text:p text:style-name="P11">key<text:span text:style-name="T5"> </text:span><text:span text:style-name="T7">&lt;</text:span>AC10<text:span text:style-name="T7">&gt;</text:span><text:span text:style-name="T5"> </text:span><text:span text:style-name="T7">{</text:span><text:span text:style-name="T5"> </text:span><text:span text:style-name="T7">[</text:span><text:span text:style-name="T5"> <text:s text:c="3"/></text:span>ntilde<text:span text:style-name="T7">,</text:span><text:span text:style-name="T5"> </text:span>Ntilde<text:span text:style-name="T7">,</text:span><text:span text:style-name="T5"> <text:s text:c="2"/></text:span>asciitilde<text:span text:style-name="T7">,</text:span><text:span text:style-name="T5"> </text:span>dead_doubleacute<text:span text:style-name="T5"> </text:span><text:span text:style-name="T7">]};</text:span></text:p>
            <text:p text:style-name="P11">key<text:span text:style-name="T5"> </text:span><text:span text:style-name="T7">&lt;</text:span>AC11<text:span text:style-name="T7">&gt;</text:span><text:span text:style-name="T5"> </text:span><text:span text:style-name="T7">{</text:span><text:span text:style-name="T5"> </text:span><text:span text:style-name="T7">[</text:span>dead_acute<text:span text:style-name="T7">,</text:span><text:span text:style-name="T5"> </text:span>dead_diaeresis<text:span text:style-name="T7">,</text:span><text:span text:style-name="T5"> </text:span>braceleft<text:span text:style-name="T7">,</text:span><text:span text:style-name="T5"> <text:s text:c="2"/></text:span>braceleft<text:span text:style-name="T5"> </text:span><text:span text:style-name="T7">]};</text:span></text:p>
            <text:p text:style-name="P10">key<text:span text:style-name="T5"> </text:span><text:span text:style-name="T7">&lt;</text:span>TLDE<text:span text:style-name="T7">&gt;</text:span><text:span text:style-name="T5"> </text:span><text:span text:style-name="T7">{</text:span><text:span text:style-name="T5"> </text:span><text:span text:style-name="T7">[</text:span><text:span text:style-name="T5"> </text:span>masculine<text:span text:style-name="T7">,</text:span><text:span text:style-name="T5"> </text:span>ordfeminine<text:span text:style-name="T7">,</text:span><text:span text:style-name="T5"> <text:s text:c="3"/></text:span>backslash<text:span text:style-name="T7">,</text:span><text:span text:style-name="T5"> <text:s text:c="2"/></text:span>backslash<text:span text:style-name="T5"> </text:span><text:span text:style-name="T7">]};</text:span></text:p>
            <text:p text:style-name="P10">key<text:span text:style-name="T5"> </text:span><text:span text:style-name="T7">&lt;</text:span>BKSL<text:span text:style-name="T7">&gt;</text:span><text:span text:style-name="T5"> </text:span><text:span text:style-name="T7">{</text:span><text:span text:style-name="T5"> </text:span><text:span text:style-name="T7">[</text:span><text:span text:style-name="T5"> <text:s/></text:span>ccedilla<text:span text:style-name="T7">,</text:span><text:span text:style-name="T5"> <text:s text:c="2"/></text:span>Ccedilla<text:span text:style-name="T7">,</text:span><text:span text:style-name="T5"> <text:s text:c="2"/></text:span>braceright<text:span text:style-name="T7">,</text:span><text:span text:style-name="T5"> <text:s text:c="2"/></text:span>dead_breve<text:span text:style-name="T5"> </text:span><text:span text:style-name="T7">]};</text:span></text:p>
            <text:p text:style-name="P11">include<text:span text:style-name="T5"> </text:span><text:span text:style-name="T6">"level3(ralt_switch)"</text:span></text:p>
            <text:p text:style-name="P12">};</text:p>
            <text:p text:style-name="P12"/>
            <text:p text:style-name="P12"/>
            <text:p text:style-name="P12"/>
            <text:p text:style-name="P12"/>
            <text:p text:style-name="P5"/>
          </table:table-cell>
        </table:table-row>
        <table:table-row table:style-name="Таблица1.3">
          <table:covered-table-cell/>
          <table:table-cell table:style-name="Таблица1.C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001cm" fo:page-height="30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0cm" fo:page-height="35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5:50:47.751000000</meta:creation-date>
    <dc:date>2020-02-26T16:49:14.730000000</dc:date>
    <meta:editing-duration>PT16M31S</meta:editing-duration>
    <meta:editing-cycles>4</meta:editing-cycles>
    <meta:generator>LibreOffice/6.1.3.2$Windows_X86_64 LibreOffice_project/86daf60bf00efa86ad547e59e09d6bb77c699acb</meta:generator>
    <meta:document-statistic meta:table-count="2" meta:image-count="0" meta:object-count="0" meta:page-count="1" meta:paragraph-count="176" meta:word-count="387" meta:character-count="2036" meta:non-whitespace-character-count="1562"/>
  </office:meta>
</office:document-meta>
</file>